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c290b" officeooo:paragraph-rsid="001c290b"/>
    </style:style>
    <style:style style:name="P2" style:family="paragraph" style:parent-style-name="Text_20_body">
      <style:text-properties officeooo:rsid="001c290b" officeooo:paragraph-rsid="001dc16a"/>
    </style:style>
    <style:style style:name="P3" style:family="paragraph" style:parent-style-name="Subtitle">
      <style:text-properties officeooo:rsid="001dc16a" officeooo:paragraph-rsid="001dc16a"/>
    </style:style>
    <style:style style:name="P4" style:family="paragraph" style:parent-style-name="Text_20_body">
      <style:text-properties officeooo:rsid="001dc16a" officeooo:paragraph-rsid="001dc16a"/>
    </style:style>
    <style:style style:name="P5" style:family="paragraph" style:parent-style-name="Text_20_body">
      <style:text-properties officeooo:rsid="001e1637" officeooo:paragraph-rsid="001e1637"/>
    </style:style>
    <style:style style:name="P6" style:family="paragraph" style:parent-style-name="Text_20_body">
      <style:text-properties officeooo:paragraph-rsid="001dc16a"/>
    </style:style>
    <style:style style:name="P7" style:family="paragraph" style:parent-style-name="Text_20_body">
      <style:text-properties fo:font-weight="bold" officeooo:rsid="001c290b" officeooo:paragraph-rsid="001dc16a" style:font-weight-asian="bold" style:font-weight-complex="bold"/>
    </style:style>
    <style:style style:name="P8" style:family="paragraph" style:parent-style-name="Heading_20_1">
      <style:text-properties officeooo:rsid="001c290b" officeooo:paragraph-rsid="001c290b"/>
    </style:style>
    <style:style style:name="P9" style:family="paragraph" style:parent-style-name="Heading_20_1">
      <style:text-properties officeooo:rsid="001dc16a" officeooo:paragraph-rsid="001dc16a"/>
    </style:style>
    <style:style style:name="P10" style:family="paragraph" style:parent-style-name="Heading_20_1">
      <style:text-properties officeooo:rsid="001e1637" officeooo:paragraph-rsid="001e1637"/>
    </style:style>
    <style:style style:name="P11" style:family="paragraph" style:parent-style-name="Heading_20_3">
      <style:text-properties officeooo:rsid="001c290b" officeooo:paragraph-rsid="001c290b"/>
    </style:style>
    <style:style style:name="P12" style:family="paragraph" style:parent-style-name="Heading_20_4">
      <style:text-properties officeooo:paragraph-rsid="001c290b"/>
    </style:style>
    <style:style style:name="T1" style:family="text">
      <style:text-properties officeooo:rsid="001c290b"/>
    </style:style>
    <style:style style:name="T2" style:family="text">
      <style:text-properties officeooo:rsid="001dc16a"/>
    </style:style>
    <style:style style:name="T3" style:family="text">
      <style:text-properties fo:font-weight="bold" style:font-weight-asian="bold" style:font-weight-complex="bold"/>
    </style:style>
    <style:style style:name="T4" style:family="text">
      <style:text-properties fo:font-weight="bold" officeooo:rsid="001dc16a" style:font-weight-asian="bold" style:font-weight-complex="bold"/>
    </style:style>
    <style:style style:name="T5" style:family="text">
      <style:text-properties fo:font-weight="bold" officeooo:rsid="001c290b" style:font-weight-asian="bold" style:font-weight-complex="bold"/>
    </style:style>
    <style:style style:name="T6" style:family="text">
      <style:text-properties officeooo:rsid="001e1637"/>
    </style:style>
    <style:style style:name="T7" style:family="text">
      <style:text-properties officeooo:rsid="00207e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untVowelsApp</text:p>
      <text:p text:style-name="P3">User’s manual</text:p>
      <text:h text:style-name="Heading_20_1" text:outline-level="1">Installation</text:h>
      <text:p text:style-name="P1">To install CountVowels application just <text:span text:style-name="T7">unpack .zip file and</text:span> place it’<text:span text:style-name="T7">s contents</text:span> in the folder where you will use it. CountVowelsApp.jar can be placed wherever you want it.</text:p>
      <text:h text:style-name="P8" text:outline-level="1">Usage</text:h>
      <text:p text:style-name="P1">In order to use CountVowelsApp you need to use your console (Windows cmd) or terminal if you are using Linux distribution or Mac. <text:span text:style-name="T2">Input files are provided for testing so for first use you can use test.txt, test.xml and test.html. tst.html is not supported and should therefore report an error to the console window.</text:span></text:p>
      <text:h text:style-name="P11" text:outline-level="3">Windows OS</text:h>
      <text:p text:style-name="P1">To bring up the console (Windows Command Prompt) got to search and type “cmd” then enter.</text:p>
      <text:p text:style-name="P1">Console window should appear then move using “cd” command to the folder where CountVowelsApp.jar is. When in folder type “<text:bookmark-start text:name="__DdeLink__170_2067186844"/><text:span text:style-name="T2">j</text:span>ava -jar CountVowelsApp.jar test.xml”<text:bookmark-end text:name="__DdeLink__170_2067186844"/></text:p>
      <text:p text:style-name="P1"><text:tab/><text:span text:style-name="T3">e.g. C:\Users\YourName\Folder&gt;j</text:span><text:bookmark-start text:name="__DdeLink__168_2067186844"/><text:span text:style-name="T3">ava -jar CountVowelsApp.jar</text:span><text:bookmark-end text:name="__DdeLink__168_2067186844"/><text:span text:style-name="T3"> test.xml</text:span></text:p>
      <text:p text:style-name="P1">The application should start and display the number of vowels and consonants it found within the file.</text:p>
      <text:h text:style-name="P12" text:outline-level="4" text:is-list-header="true"><text:span text:style-name="T1">2.2) Linux/Unix/</text:span><text:span text:style-name="T2">Mac</text:span><text:span text:style-name="T1"> OS</text:span></text:h>
      <text:p text:style-name="P1">To bring up the console on Linux/Unix operating system use hotkeys Ctrl+Alt+T. If the terminal does not appear then please look how to call the terminal emulator on your specific distribution.</text:p>
      <text:p text:style-name="P2">When terminal appears, navigate to the folder where <text:span text:style-name="T2">the CountVowelsApp.jar is found. When there, type “</text:span><text:bookmark-start text:name="__DdeLink__172_2067186844"/><text:span text:style-name="T2">j</text:span>ava -jar CountVowelsApp.jar test.xml<text:bookmark-end text:name="__DdeLink__172_2067186844"/>”</text:p>
      <text:p text:style-name="P6"><text:tab/><text:span text:style-name="T4">e.g. (Linux) YourName@ComputerName:~$ j</text:span><text:span text:style-name="T5">ava -jar CountVowelsApp.jar test.xml</text:span></text:p>
      <text:p text:style-name="P7"/>
      <text:h text:style-name="P9" text:outline-level="1">Deinstallation</text:h>
      <text:p text:style-name="P4">To de-install CountVowelsApp just remove the .jar file <text:span text:style-name="T6">or delete the folder with all of their contents.</text:span></text:p>
      <text:h text:style-name="P10" text:outline-level="1">Troubleshooting</text:h>
      <text:p text:style-name="P5">If you are experiencing issues with the provided program please contact: Sven Gotal at sven.gotal@gmail.co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2T18:44:07.693943161</meta:creation-date>
    <dc:date>2023-09-23T10:37:43.755387854</dc:date>
    <meta:editing-duration>PT1H41M41S</meta:editing-duration>
    <meta:editing-cycles>3</meta:editing-cycles>
    <meta:generator>LibreOffice/7.3.7.2$Linux_X86_64 LibreOffice_project/30$Build-2</meta:generator>
    <meta:document-statistic meta:table-count="0" meta:image-count="0" meta:object-count="0" meta:page-count="1" meta:paragraph-count="19" meta:word-count="249" meta:character-count="1643" meta:non-whitespace-character-count="1416"/>
  </office:meta>
</office:document-meta>
</file>